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marker-end="" draw:fill="none" draw:textarea-vertical-align="middle"/>
    </style:style>
    <style:style style:name="gr2" style:family="graphic" style:parent-style-name="objectwithoutfill">
      <style:graphic-properties draw:marker-start="" draw:marker-end="Arrow" draw:fill="none" draw:textarea-vertical-align="middle"/>
    </style:style>
    <style:style style:name="gr3" style:family="graphic" style:parent-style-name="standard">
      <style:graphic-properties svg:stroke-color="#000000" draw:fill-color="#e6e6e6" draw:textarea-horizontal-align="justify" draw:textarea-vertical-align="middle" draw:auto-grow-height="false" fo:min-height="0.95cm" fo:min-width="0.9cm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0.95cm" fo:min-width="0.9cm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0.95cm" fo:min-width="0.9cm"/>
    </style:style>
    <style:style style:name="gr6" style:family="graphic" style:parent-style-name="standard">
      <style:graphic-properties svg:stroke-color="#000000" draw:fill-color="#e6e6e6" draw:textarea-horizontal-align="justify" draw:textarea-vertical-align="middle" draw:auto-grow-height="false" fo:min-height="0.95cm" fo:min-width="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e6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cm" svg:y1="7.6cm" svg:x2="3.9cm" svg:y2="11.5cm">
          <text:p/>
        </draw:line>
        <draw:line draw:style-name="gr2" draw:text-style-name="P1" draw:layer="layout" svg:x1="3.9cm" svg:y1="11.5cm" svg:x2="12cm" svg:y2="11.5cm">
          <text:p/>
        </draw:line>
        <draw:custom-shape draw:style-name="gr3" draw:text-style-name="P3" draw:layer="layout" svg:width="1.4cm" svg:height="1.2cm" svg:x="4.5cm" svg:y="9.5cm">
          <text:p text:style-name="P2">p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2cm" svg:x="5.9cm" svg:y="9.5cm">
          <text:p text:style-name="P2">p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2cm" svg:x="7.3cm" svg:y="9.5cm">
          <text:p text:style-name="P2">p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cm" svg:height="1.2cm" svg:x="8.7cm" svg:y="9.5cm">
          <text:p text:style-name="P2">p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1.2cm" svg:x="10.1cm" svg:y="9.5cm">
          <text:p text:style-name="P2">p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7cm" svg:height="0.962cm" svg:x="10.3cm" svg:y="11.4cm">
          <draw:text-box>
            <text:p>time</text:p>
          </draw:text-box>
        </draw:frame>
        <draw:frame draw:style-name="gr7" draw:text-style-name="P8" draw:layer="layout" svg:width="1.992cm" svg:height="1.361cm" svg:x="2.1cm" svg:y="9.5cm">
          <draw:text-box>
            <text:p text:style-name="P7"><text:span text:style-name="T1">CPU </text:span></text:p>
            <text:p text:style-name="P7"><text:span text:style-name="T1">Core 1</text:span></text:p>
          </draw:text-box>
        </draw:frame>
        <draw:frame draw:style-name="gr7" draw:text-style-name="P9" draw:layer="layout" svg:width="4.871cm" svg:height="1.673cm" svg:x="5.8cm" svg:y="6.6cm">
          <draw:text-box>
            <text:p text:style-name="P2">Concurrent but </text:p>
            <text:p text:style-name="P2">not Parallel</text:p>
          </draw:text-box>
        </draw:frame>
        <draw:line draw:style-name="gr1" draw:text-style-name="P1" draw:layer="layout" svg:x1="15.3cm" svg:y1="6.4cm" svg:x2="15.3cm" svg:y2="11.5cm">
          <text:p/>
        </draw:line>
        <draw:line draw:style-name="gr2" draw:text-style-name="P1" draw:layer="layout" svg:x1="15.3cm" svg:y1="11.5cm" svg:x2="23.4cm" svg:y2="11.5cm">
          <text:p/>
        </draw:line>
        <draw:custom-shape draw:style-name="gr3" draw:text-style-name="P3" draw:layer="layout" svg:width="1.4cm" svg:height="1.2cm" svg:x="15.9cm" svg:y="9.5cm">
          <text:p text:style-name="P2">p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2cm" svg:x="15.9cm" svg:y="7.9cm">
          <text:p text:style-name="P2">p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cm" svg:height="1.2cm" svg:x="20.1cm" svg:y="9.5cm">
          <text:p text:style-name="P2">p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1.2cm" svg:x="21.5cm" svg:y="9.5cm">
          <text:p text:style-name="P2">p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7cm" svg:height="0.962cm" svg:x="21.7cm" svg:y="11.4cm">
          <draw:text-box>
            <text:p>time</text:p>
          </draw:text-box>
        </draw:frame>
        <draw:frame draw:style-name="gr7" draw:text-style-name="P8" draw:layer="layout" svg:width="1.992cm" svg:height="1.361cm" svg:x="13.4cm" svg:y="9.5cm">
          <draw:text-box>
            <text:p text:style-name="P7"><text:span text:style-name="T1">CPU </text:span></text:p>
            <text:p text:style-name="P7"><text:span text:style-name="T1">Core 2</text:span></text:p>
          </draw:text-box>
        </draw:frame>
        <draw:frame draw:style-name="gr7" draw:text-style-name="P9" draw:layer="layout" svg:width="7.153cm" svg:height="0.962cm" svg:x="16.2cm" svg:y="6.4cm">
          <draw:text-box>
            <text:p text:style-name="P2">Concurrent and Parallel</text:p>
          </draw:text-box>
        </draw:frame>
        <draw:custom-shape draw:style-name="gr3" draw:text-style-name="P3" draw:layer="layout" svg:width="1.4cm" svg:height="1.2cm" svg:x="17.3cm" svg:y="9.5cm">
          <text:p text:style-name="P2">p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2cm" svg:x="17.301cm" svg:y="7.9cm">
          <text:p text:style-name="P2">p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2cm" svg:x="18.701cm" svg:y="7.9cm">
          <text:p text:style-name="P2">p1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992cm" svg:height="1.361cm" svg:x="13.501cm" svg:y="7.9cm">
          <draw:text-box>
            <text:p text:style-name="P7"><text:span text:style-name="T1">CPU </text:span></text:p>
            <text:p text:style-name="P7"><text:span text:style-name="T1">Core 1</text:span></text:p>
          </draw:text-box>
        </draw:frame>
        <draw:custom-shape draw:style-name="gr5" draw:text-style-name="P5" draw:layer="layout" svg:width="1.4cm" svg:height="1.2cm" svg:x="18.701cm" svg:y="9.5cm">
          <text:p text:style-name="P2">p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2cm" svg:x="20.1cm" svg:y="7.9cm">
          <text:p text:style-name="P2">p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2cm" svg:x="21.5cm" svg:y="7.9cm">
          <text:p text:style-name="P2">p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7-14T15:26:28.272024953</meta:creation-date>
    <dc:date>2015-07-14T15:36:09.488654599</dc:date>
    <dc:creator>nikolay </dc:creator>
    <meta:editing-duration>PT9M41S</meta:editing-duration>
    <meta:editing-cycles>1</meta:editing-cycles>
    <meta:document-statistic meta:object-count="26"/>
    <meta:generator>LibreOffice/4.4.2.2$Linux_X86_64 LibreOffice_project/40m0$Build-2</meta:generator>
  </office:meta>
</office:document-meta>
</file>